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Addressee">
      <style:text-properties fo:font-weight="bold" style:font-weight-asian="bold" style:font-weight-complex="bold"/>
    </style:style>
    <style:style style:name="P10" style:family="paragraph" style:parent-style-name="Addressee">
      <style:text-properties officeooo:rsid="002b7139" officeooo:paragraph-rsid="002b7139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2pt" officeooo:paragraph-rsid="00243bb5" style:font-size-asian="1.75pt" style:font-size-complex="2pt"/>
    </style:style>
    <style:style style:name="P13" style:family="paragraph" style:parent-style-name="Standard">
      <style:text-properties style:use-window-font-color="true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2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3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5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 style:list-style-name="L1"/>
    <style:style style:name="P27" style:family="paragraph" style:parent-style-name="Standard" style:list-style-name="L2">
      <style:text-properties officeooo:rsid="002d6394" officeooo:paragraph-rsid="002d6394"/>
    </style:style>
    <style:style style:name="P28" style:family="paragraph" style:parent-style-name="Standard" style:list-style-name="L3">
      <style:text-properties officeooo:rsid="002e913c" officeooo:paragraph-rsid="002e913c"/>
    </style:style>
    <style:style style:name="P29" style:family="paragraph" style:parent-style-name="Standard" style:list-style-name="L4">
      <style:text-properties officeooo:rsid="002e913c" officeooo:paragraph-rsid="002e913c"/>
    </style:style>
    <style:style style:name="P30" style:family="paragraph" style:parent-style-name="Standard" style:list-style-name="L5"/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2e913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4">Fait à <text:user-defined style:data-style-name="N0" text:name="PV - Lieu">Limoges</text:user-defined>, le <text:user-defined style:data-style-name="N76" text:name="Date Livraison">30 mai 2019</text:user-defined></text:p>
      <text:p text:style-name="P15"/>
      <text:p text:style-name="P15"/>
      <text:p text:style-name="P15"/>
      <text:p text:style-name="Standard"/>
      <text:p text:style-name="P21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280834274" text:style-name="L1">
              <text:list-item>
                <text:p text:style-name="P26">application web</text:p>
              </text:list-item>
            </text:list>
          </table:table-cell>
          <table:table-cell table:style-name="Tableau1.A2" office:value-type="string">
            <text:p text:style-name="Table_20_Contents">https://<text:span text:style-name="T5">github.fake-account/ocpizza-webapp</text:span></text:p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293524784" text:style-name="L2">
              <text:list-item>
                <text:p text:style-name="P27">base de donnée PostgreSQL</text:p>
              </text:list-item>
            </text:list>
          </table:table-cell>
          <table:table-cell table:style-name="Tableau1.A2" office:value-type="string">
            <text:p text:style-name="Table_20_Contents">https://<text:span text:style-name="T5">github.fake-account/ocpizza-sql</text:span></text:p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564996375" text:style-name="L3">
              <text:list-item>
                <text:p text:style-name="P28">Dossier de conception fonctionnelle</text:p>
              </text:list-item>
              <text:list-item>
                <text:p text:style-name="P28">Dossier de conception technique</text:p>
              </text:list-item>
              <text:list-item>
                <text:p text:style-name="P28">Dossier d’exploitation</text:p>
              </text:list-item>
            </text:list>
          </table:table-cell>
          <table:table-cell table:style-name="Tableau1.A2" office:value-type="string">
            <text:list xml:id="list145145307401910" text:continue-numbering="true" text:style-name="L3">
              <text:list-item>
                <text:p text:style-name="P28">Doc 1 – Dossier de conception fonctionnelle.odt</text:p>
              </text:list-item>
              <text:list-item>
                <text:p text:style-name="P28">Doc 2 – Dossier de conception technique.odt</text:p>
              </text:list-item>
              <text:list-item>
                <text:p text:style-name="P28">Doc 3 – Dossier d_exploitation.odt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4072118978" text:style-name="L4">
              <text:list-item>
                <text:p text:style-name="P29"/>
              </text:list-item>
            </text:list>
          </table:table-cell>
        </table:table-row>
      </table:table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346500965" text:style-name="L5">
              <text:list-item>
                <text:p text:style-name="P30"/>
              </text:list-item>
            </text:list>
          </table:table-cell>
        </table:table-row>
      </table:table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<text:span text:style-name="T6">Déployer</text:span>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25">Date de la réception : ________________________</text:p>
      <text:p text:style-name="P5"/>
      <text:p text:style-name="P20">La réception est prononcée :</text:p>
      <text:p text:style-name="P24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3">Fait à <text:tab/><text:tab/><text:tab/>Pour <text:user-defined style:data-style-name="N0" text:name="Client">OC Pizza</text:user-defined></text:p>
      <text:p text:style-name="P22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24M2S</meta:editing-duration>
    <meta:editing-cycles>60</meta:editing-cycles>
    <meta:generator>LibreOffice/6.0.6.2$Windows_X86_64 LibreOffice_project/0c292870b25a325b5ed35f6b45599d2ea4458e77</meta:generator>
    <meta:initial-creator>Loïc GUIBERT</meta:initial-creator>
    <dc:date>2019-05-23T13:33:02.014000000</dc:date>
    <dc:subject>Livraison finale</dc:subject>
    <dc:title>Procés verbal de livraison</dc:title>
    <meta:document-statistic meta:table-count="6" meta:image-count="0" meta:object-count="0" meta:page-count="2" meta:paragraph-count="48" meta:word-count="208" meta:character-count="1309" meta:non-whitespace-character-count="1140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